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middle" fo:padding="0.0694in" fo:border="1pt solid #000000"/>
    </style:style>
    <style:style style:name="Table1.A3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6.925in"/>
    </style:style>
    <style:style style:name="Table2.A1" style:family="table-cell">
      <style:table-cell-properties style:vertical-align="middle" fo:padding="0.0694in" fo:border="1pt solid #000000"/>
    </style:style>
    <style:style style:name="Table2.A3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6.925in"/>
    </style:style>
    <style:style style:name="Table3.A1" style:family="table-cell">
      <style:table-cell-properties style:vertical-align="middle" fo:padding="0.0694in" fo:border="1pt solid #000000"/>
    </style:style>
    <style:style style:name="Table3.A3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6.925in"/>
    </style:style>
    <style:style style:name="Table5.A1" style:family="table-cell">
      <style:table-cell-properties style:vertical-align="middle" fo:padding="0.0694in" fo:border="1pt solid #000000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6.925in"/>
    </style:style>
    <style:style style:name="Table4.A1" style:family="table-cell">
      <style:table-cell-properties style:vertical-align="middle" fo:padding="0.0694in" fo:border="1pt solid #000000"/>
    </style:style>
    <style:style style:name="Table4.A2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Table6" style:family="table">
      <style:table-properties style:width="6.925in" table:align="left"/>
    </style:style>
    <style:style style:name="Table6.A" style:family="table-column">
      <style:table-column-properties style:column-width="6.925in"/>
    </style:style>
    <style:style style:name="Table6.A1" style:family="table-cell">
      <style:table-cell-properties style:vertical-align="middle" fo:padding="0.0694in" fo:border="1pt solid #000000"/>
    </style:style>
    <style:style style:name="Table7" style:family="table">
      <style:table-properties style:width="6.925in" table:align="left"/>
    </style:style>
    <style:style style:name="Table7.A" style:family="table-column">
      <style:table-column-properties style:column-width="6.925in"/>
    </style:style>
    <style:style style:name="Table7.A1" style:family="table-cell">
      <style:table-cell-properties style:vertical-align="middle" fo:padding="0.0694in" fo:border="1pt solid #000000"/>
    </style:style>
    <style:style style:name="Table7.A2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Table8" style:family="table">
      <style:table-properties style:width="6.925in" table:align="left"/>
    </style:style>
    <style:style style:name="Table8.A" style:family="table-column">
      <style:table-column-properties style:column-width="6.925in"/>
    </style:style>
    <style:style style:name="Table8.A1" style:family="table-cell">
      <style:table-cell-properties style:vertical-align="middle" fo:padding="0.0694in" fo:border="1pt solid #000000"/>
    </style:style>
    <style:style style:name="Table9" style:family="table">
      <style:table-properties style:width="6.925in" table:align="left"/>
    </style:style>
    <style:style style:name="Table9.A" style:family="table-column">
      <style:table-column-properties style:column-width="6.925in"/>
    </style:style>
    <style:style style:name="Table9.A1" style:family="table-cell">
      <style:table-cell-properties style:vertical-align="middle" fo:padding="0.0694in" fo:border="1pt solid #000000"/>
    </style:style>
    <style:style style:name="Table10" style:family="table">
      <style:table-properties style:width="6.925in" table:align="left"/>
    </style:style>
    <style:style style:name="Table10.A" style:family="table-column">
      <style:table-column-properties style:column-width="6.925in"/>
    </style:style>
    <style:style style:name="Table10.A1" style:family="table-cell">
      <style:table-cell-properties style:vertical-align="middle" fo:padding="0.0694in" fo:border="1pt solid #000000"/>
    </style:style>
    <style:style style:name="Table11" style:family="table">
      <style:table-properties style:width="6.925in" table:align="left"/>
    </style:style>
    <style:style style:name="Table11.A" style:family="table-column">
      <style:table-column-properties style:column-width="6.925in"/>
    </style:style>
    <style:style style:name="Table11.A1" style:family="table-cell">
      <style:table-cell-properties style:vertical-align="middle" fo:padding="0.0694in" fo:border="1pt solid #000000"/>
    </style:style>
    <style:style style:name="Table12" style:family="table">
      <style:table-properties style:width="6.925in" table:align="left"/>
    </style:style>
    <style:style style:name="Table12.A" style:family="table-column">
      <style:table-column-properties style:column-width="6.925in"/>
    </style:style>
    <style:style style:name="Table12.A1" style:family="table-cell">
      <style:table-cell-properties style:vertical-align="middle" fo:padding="0.0694in" fo:border="1pt solid #000000"/>
    </style:style>
    <style:style style:name="Table13" style:family="table">
      <style:table-properties style:width="6.925in" table:align="left"/>
    </style:style>
    <style:style style:name="Table13.A" style:family="table-column">
      <style:table-column-properties style:column-width="6.925in"/>
    </style:style>
    <style:style style:name="Table13.A1" style:family="table-cell">
      <style:table-cell-properties style:vertical-align="middle" fo:padding="0.0694in" fo:border="1pt solid #000000"/>
    </style:style>
    <style:style style:name="P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fo:font-size="11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fo:font-size="11pt" fo:font-style="normal" style:text-underline-style="none" fo:font-weight="normal" officeooo:paragraph-rsid="00239b88" style:text-blinking="false" fo:background-color="transparent"/>
    </style:style>
    <style:style style:name="P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fo:font-size="11pt" fo:font-style="normal" style:text-underline-style="none" fo:font-weight="normal" officeooo:paragraph-rsid="00258f07" style:text-blinking="false" fo:background-color="transparent"/>
    </style:style>
    <style:style style:name="P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fo:font-size="11pt" fo:font-style="normal" style:text-underline-style="none" fo:font-weight="normal" officeooo:rsid="001fd34b" officeooo:paragraph-rsid="001fd34b" style:text-blinking="false" fo:background-color="transparent"/>
    </style:style>
    <style:style style:name="P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fo:font-size="11pt" fo:font-style="normal" style:text-underline-style="none" fo:font-weight="normal" officeooo:rsid="001fd34b" officeooo:paragraph-rsid="00239b88" style:text-blinking="false" fo:background-color="transparent"/>
    </style:style>
    <style:style style:name="P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fo:font-size="11pt" fo:font-style="normal" style:text-underline-style="none" fo:font-weight="normal" officeooo:rsid="001fd34b" officeooo:paragraph-rsid="00258f07" style:text-blinking="false" fo:background-color="transparent"/>
    </style:style>
    <style:style style:name="P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fo:font-size="11pt" fo:font-style="normal" style:text-underline-style="none" fo:font-weight="normal" officeooo:rsid="001fd34b" officeooo:paragraph-rsid="002ab7e9" style:text-blinking="false" fo:background-color="transparent"/>
    </style:style>
    <style:style style:name="P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fo:font-size="11pt" fo:font-style="normal" style:text-underline-style="none" fo:font-weight="normal" officeooo:rsid="00239b88" officeooo:paragraph-rsid="00239b88" style:text-blinking="false" fo:background-color="transparent"/>
    </style:style>
    <style:style style:name="P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fo:font-size="11pt" fo:font-style="normal" style:text-underline-style="none" fo:font-weight="normal" officeooo:rsid="00239b88" officeooo:paragraph-rsid="00258f07" style:text-blinking="false" fo:background-color="transparent"/>
    </style:style>
    <style:style style:name="P1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fo:font-size="11pt" fo:font-style="normal" style:text-underline-style="none" fo:font-weight="normal" officeooo:rsid="00239b88" officeooo:paragraph-rsid="002ab7e9" style:text-blinking="false" fo:background-color="transparent"/>
    </style:style>
    <style:style style:name="P1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fo:font-size="11pt" fo:font-style="normal" style:text-underline-style="none" fo:font-weight="normal" officeooo:rsid="0020fea2" style:text-blinking="false" fo:background-color="transparent"/>
    </style:style>
    <style:style style:name="P1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fo:font-size="11pt" fo:font-style="normal" style:text-underline-style="none" fo:font-weight="normal" officeooo:rsid="0020fea2" officeooo:paragraph-rsid="00229946" style:text-blinking="false" fo:background-color="transparent"/>
    </style:style>
    <style:style style:name="P1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fo:font-size="11pt" fo:font-style="normal" style:text-underline-style="none" fo:font-weight="normal" officeooo:rsid="0020fea2" officeooo:paragraph-rsid="00239b88" style:text-blinking="false" fo:background-color="transparent"/>
    </style:style>
    <style:style style:name="P1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fo:font-size="11pt" fo:font-style="normal" style:text-underline-style="none" fo:font-weight="normal" officeooo:rsid="0020fea2" officeooo:paragraph-rsid="00258f07" style:text-blinking="false" fo:background-color="transparent"/>
    </style:style>
    <style:style style:name="P1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fo:font-size="11pt" fo:font-style="normal" style:text-underline-style="none" fo:font-weight="normal" officeooo:rsid="00229946" officeooo:paragraph-rsid="00229946" style:text-blinking="false" fo:background-color="transparent"/>
    </style:style>
    <style:style style:name="P1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fo:font-size="11pt" fo:font-style="normal" style:text-underline-style="none" fo:font-weight="normal" officeooo:rsid="00229946" officeooo:paragraph-rsid="00239b88" style:text-blinking="false" fo:background-color="transparent"/>
    </style:style>
    <style:style style:name="P1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fo:font-size="11pt" fo:font-style="normal" style:text-underline-style="none" fo:font-weight="normal" officeooo:rsid="00229946" officeooo:paragraph-rsid="00258f07" style:text-blinking="false" fo:background-color="transparent"/>
    </style:style>
    <style:style style:name="P1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style:text-underline-style="none" style:text-blinking="false" fo:background-color="transparent"/>
    </style:style>
    <style:style style:name="P1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style:text-underline-style="none" officeooo:paragraph-rsid="00229946" style:text-blinking="false" fo:background-color="transparent"/>
    </style:style>
    <style:style style:name="P2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style:text-underline-style="none" officeooo:paragraph-rsid="00239b88" style:text-blinking="false" fo:background-color="transparent"/>
    </style:style>
    <style:style style:name="P2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style:text-underline-style="none" officeooo:paragraph-rsid="00258f07" style:text-blinking="false" fo:background-color="transparent"/>
    </style:style>
    <style:style style:name="P2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style:text-underline-style="none" officeooo:paragraph-rsid="002ab7e9" style:text-blinking="false" fo:background-color="transparent"/>
    </style:style>
    <style:style style:name="P2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style:text-underline-style="none" officeooo:rsid="0020fea2" officeooo:paragraph-rsid="00229946" style:text-blinking="false" fo:background-color="transparent"/>
    </style:style>
    <style:style style:name="P2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style:text-underline-style="none" officeooo:rsid="0020fea2" officeooo:paragraph-rsid="00239b88" style:text-blinking="false" fo:background-color="transparent"/>
    </style:style>
    <style:style style:name="P2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style:text-underline-style="none" officeooo:rsid="0020fea2" officeooo:paragraph-rsid="00258f07" style:text-blinking="false" fo:background-color="transparent"/>
    </style:style>
    <style:style style:name="P2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style:text-underline-style="none" officeooo:rsid="00229946" officeooo:paragraph-rsid="00239b88" style:text-blinking="false" fo:background-color="transparent"/>
    </style:style>
    <style:style style:name="P2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style:text-underline-style="none" officeooo:rsid="00229946" officeooo:paragraph-rsid="00258f07" style:text-blinking="false" fo:background-color="transparent"/>
    </style:style>
    <style:style style:name="P2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style:text-underline-style="none" officeooo:rsid="00239b88" officeooo:paragraph-rsid="00239b88" style:text-blinking="false" fo:background-color="transparent"/>
    </style:style>
    <style:style style:name="P2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style:text-underline-style="none" officeooo:rsid="00239b88" officeooo:paragraph-rsid="00258f07" style:text-blinking="false" fo:background-color="transparent"/>
    </style:style>
    <style:style style:name="P3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Droid Sans Mono" fo:font-size="11pt" fo:font-style="normal" style:text-underline-style="none" fo:font-weight="normal" officeooo:rsid="002cc693" officeooo:paragraph-rsid="002cc693" style:text-blinking="false" fo:background-color="transparent"/>
    </style:style>
    <style:style style:name="P31" style:family="paragraph" style:parent-style-name="Table_20_Contents">
      <style:paragraph-properties fo:margin-top="0in" fo:margin-bottom="0in" loext:contextual-spacing="false" fo:line-height="120%" style:writing-mode="lr-tb"/>
      <style:text-properties style:font-name="Courier"/>
    </style:style>
    <style:style style:name="P32" style:family="paragraph" style:parent-style-name="Table_20_Contents">
      <style:paragraph-properties fo:margin-top="0in" fo:margin-bottom="0in" loext:contextual-spacing="false" fo:line-height="120%" style:writing-mode="lr-tb"/>
      <style:text-properties style:font-name="Courier" officeooo:paragraph-rsid="00239b88"/>
    </style:style>
    <style:style style:name="P33" style:family="paragraph" style:parent-style-name="Table_20_Contents">
      <style:paragraph-properties fo:margin-top="0in" fo:margin-bottom="0in" loext:contextual-spacing="false" fo:line-height="120%" style:writing-mode="lr-tb"/>
      <style:text-properties style:font-name="Courier" officeooo:paragraph-rsid="00258f07"/>
    </style:style>
    <style:style style:name="P34" style:family="paragraph" style:parent-style-name="Table_20_Contents">
      <style:paragraph-properties fo:margin-top="0in" fo:margin-bottom="0in" loext:contextual-spacing="false" fo:line-height="120%" style:writing-mode="lr-tb"/>
      <style:text-properties style:font-name="Courier" officeooo:paragraph-rsid="002ab7e9"/>
    </style:style>
    <style:style style:name="P35" style:family="paragraph" style:parent-style-name="Table_20_Contents">
      <style:paragraph-properties fo:margin-top="0in" fo:margin-bottom="0in" loext:contextual-spacing="false" fo:line-height="120%" style:writing-mode="lr-tb"/>
      <style:text-properties style:font-name="Courier" officeooo:paragraph-rsid="002ca155"/>
    </style:style>
    <style:style style:name="P36" style:family="paragraph" style:parent-style-name="Table_20_Contents">
      <style:paragraph-properties fo:margin-top="0in" fo:margin-bottom="0in" loext:contextual-spacing="false" fo:line-height="120%" style:writing-mode="lr-tb"/>
      <style:text-properties style:font-name="Courier" officeooo:rsid="002ab7e9" officeooo:paragraph-rsid="002ab7e9"/>
    </style:style>
    <style:style style:name="P37" style:family="paragraph" style:parent-style-name="Standard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fo:font-size="11pt" fo:font-style="normal" style:text-underline-style="none" fo:font-weight="normal" officeooo:rsid="00229946" officeooo:paragraph-rsid="00229946" style:text-blinking="false" fo:background-color="transparent"/>
    </style:style>
    <style:style style:name="P38" style:family="paragraph" style:parent-style-name="Standard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fo:font-size="11pt" fo:font-style="normal" style:text-underline-style="none" fo:font-weight="normal" officeooo:rsid="00229946" officeooo:paragraph-rsid="00239b88" style:text-blinking="false" fo:background-color="transparent"/>
    </style:style>
    <style:style style:name="P39" style:family="paragraph" style:parent-style-name="Standard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fo:font-size="11pt" fo:font-style="normal" style:text-underline-style="none" fo:font-weight="normal" officeooo:rsid="00229946" officeooo:paragraph-rsid="00258f07" style:text-blinking="false" fo:background-color="transparent"/>
    </style:style>
    <style:style style:name="P40" style:family="paragraph" style:parent-style-name="Standard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Droid Sans Mono" fo:font-size="11pt" fo:font-style="normal" style:text-underline-style="none" fo:font-weight="normal" officeooo:rsid="002cc693" officeooo:paragraph-rsid="002cc693" style:text-blinking="false" fo:background-color="transparent"/>
    </style:style>
    <style:style style:name="P41" style:family="paragraph" style:parent-style-name="Standard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Droid Sans Mono" fo:font-size="11pt" fo:font-style="normal" style:text-underline-style="none" fo:font-weight="normal" officeooo:rsid="002cc693" officeooo:paragraph-rsid="002ddb48" style:text-blinking="false" fo:background-color="transparent"/>
    </style:style>
    <style:style style:name="P42" style:family="paragraph" style:parent-style-name="Standard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Droid Sans Mono" fo:font-size="11pt" fo:font-style="normal" style:text-underline-style="none" fo:font-weight="normal" officeooo:rsid="002cc693" officeooo:paragraph-rsid="00312233" style:text-blinking="false" fo:background-color="transparent"/>
    </style:style>
    <style:style style:name="P43" style:family="paragraph" style:parent-style-name="Standard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Droid Sans Mono" fo:font-size="11pt" fo:font-style="normal" style:text-underline-style="none" fo:font-weight="normal" officeooo:rsid="002cc693" officeooo:paragraph-rsid="0031a24d" style:text-blinking="false" fo:background-color="transparent"/>
    </style:style>
    <style:style style:name="P44" style:family="paragraph" style:parent-style-name="Standard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Droid Sans Mono" fo:font-size="11pt" fo:font-style="normal" style:text-underline-style="none" fo:font-weight="normal" officeooo:rsid="002cc693" officeooo:paragraph-rsid="003237dc" style:text-blinking="false" fo:background-color="transparent"/>
    </style:style>
    <style:style style:name="P45" style:family="paragraph" style:parent-style-name="Standard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Droid Sans Mono" fo:font-size="11pt" fo:font-style="normal" style:text-underline-style="none" fo:font-weight="normal" officeooo:rsid="002cc693" officeooo:paragraph-rsid="0033ab7f" style:text-blinking="false" fo:background-color="transparent"/>
    </style:style>
    <style:style style:name="P46" style:family="paragraph" style:parent-style-name="Standard">
      <style:paragraph-properties fo:margin-top="0in" fo:margin-bottom="0in" loext:contextual-spacing="false" style:line-height-at-least="0.198in" style:writing-mode="lr-tb"/>
      <style:text-properties fo:font-variant="normal" fo:text-transform="none" fo:color="#000000" style:text-line-through-style="none" style:text-line-through-type="none" style:font-name="Droid Sans Mono" fo:font-size="11pt" fo:font-style="normal" style:text-underline-style="none" fo:font-weight="normal" officeooo:rsid="002cc693" officeooo:paragraph-rsid="002cc693" style:text-blinking="false" fo:background-color="transparent"/>
    </style:style>
    <style:style style:name="P47" style:family="paragraph" style:parent-style-name="Standard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Droid Sans Mono" fo:font-size="11pt" fo:font-style="normal" style:text-underline-style="none" fo:font-weight="normal" officeooo:rsid="002ddb48" officeooo:paragraph-rsid="002ddb48" style:text-blinking="false" fo:background-color="transparent"/>
    </style:style>
    <style:style style:name="P48" style:family="paragraph" style:parent-style-name="Standard">
      <style:paragraph-properties fo:margin-top="0in" fo:margin-bottom="0in" loext:contextual-spacing="false" fo:line-height="120%" style:writing-mode="lr-tb"/>
      <style:text-properties fo:font-variant="normal" fo:text-transform="none" fo:color="#d4d4d4" style:text-line-through-style="none" style:text-line-through-type="none" style:font-name="Droid Sans Mono" fo:font-size="10.5pt" fo:font-style="normal" style:text-underline-style="none" fo:font-weight="normal" officeooo:rsid="001fd34b" officeooo:paragraph-rsid="002ab7e9" style:text-blinking="false" fo:background-color="#1e1e1e"/>
    </style:style>
    <style:style style:name="P49" style:family="paragraph" style:parent-style-name="Standard">
      <style:paragraph-properties fo:margin-top="0in" fo:margin-bottom="0in" loext:contextual-spacing="false" fo:line-height="120%" style:writing-mode="lr-tb"/>
      <style:text-properties fo:color="#000000" style:font-name="Droid Sans Mono" fo:font-size="11pt" fo:font-weight="normal" officeooo:paragraph-rsid="0033ab7f" fo:background-color="transparent"/>
    </style:style>
    <style:style style:name="P50" style:family="paragraph" style:parent-style-name="Standard">
      <style:text-properties officeooo:paragraph-rsid="002ab7e9"/>
    </style:style>
    <style:style style:name="P51" style:family="paragraph" style:parent-style-name="Standard">
      <style:text-properties fo:color="#d4d4d4" style:font-name="Droid Sans Mono" fo:font-size="10.5pt" fo:font-weight="normal" officeooo:rsid="002cc693" officeooo:paragraph-rsid="002ab7e9" fo:background-color="#1e1e1e"/>
    </style:style>
    <style:style style:name="P52" style:family="paragraph" style:parent-style-name="Standard">
      <style:text-properties officeooo:rsid="002cc693" officeooo:paragraph-rsid="002ab7e9"/>
    </style:style>
    <style:style style:name="P53" style:family="paragraph" style:parent-style-name="Standard">
      <style:text-properties officeooo:rsid="002cc693" officeooo:paragraph-rsid="002ddb48"/>
    </style:style>
    <style:style style:name="P54" style:family="paragraph" style:parent-style-name="Standard">
      <style:text-properties officeooo:rsid="002cc693" officeooo:paragraph-rsid="00312233"/>
    </style:style>
    <style:style style:name="P55" style:family="paragraph" style:parent-style-name="Standard">
      <style:text-properties officeooo:rsid="002cc693" officeooo:paragraph-rsid="0031a24d"/>
    </style:style>
    <style:style style:name="P56" style:family="paragraph" style:parent-style-name="Standard">
      <style:text-properties officeooo:rsid="002cc693" officeooo:paragraph-rsid="0033ab7f"/>
    </style:style>
    <style:style style:name="P57" style:family="paragraph" style:parent-style-name="Standard">
      <style:text-properties officeooo:paragraph-rsid="002cc693"/>
    </style:style>
    <style:style style:name="P58" style:family="paragraph" style:parent-style-name="Standard">
      <style:paragraph-properties style:line-height-at-least="0.198in"/>
      <style:text-properties fo:font-variant="normal" fo:text-transform="none" fo:color="#000000" style:text-line-through-style="none" style:text-line-through-type="none" style:font-name="Droid Sans Mono" fo:font-size="11pt" fo:font-style="normal" style:text-underline-style="none" fo:font-weight="normal" officeooo:rsid="002cc693" style:text-blinking="false" fo:background-color="transparent"/>
    </style:style>
    <style:style style:name="P59" style:family="paragraph" style:parent-style-name="Standard">
      <style:paragraph-properties style:line-height-at-least="0.198in"/>
      <style:text-properties fo:font-variant="normal" fo:text-transform="none" fo:color="#000000" style:text-line-through-style="none" style:text-line-through-type="none" style:font-name="Droid Sans Mono" fo:font-size="11pt" fo:font-style="normal" style:text-underline-style="none" fo:font-weight="normal" officeooo:rsid="002cc693" officeooo:paragraph-rsid="002cc693" style:text-blinking="false" fo:background-color="transparent"/>
    </style:style>
    <style:style style:name="P60" style:family="paragraph" style:parent-style-name="Standard">
      <style:paragraph-properties style:line-height-at-least="0.198in"/>
      <style:text-properties fo:font-variant="normal" fo:text-transform="none" fo:color="#000000" style:text-line-through-style="none" style:text-line-through-type="none" style:font-name="Droid Sans Mono" fo:font-size="11pt" fo:font-style="normal" style:text-underline-style="none" fo:font-weight="normal" officeooo:rsid="002cc693" officeooo:paragraph-rsid="002ddb48" style:text-blinking="false" fo:background-color="transparent"/>
    </style:style>
    <style:style style:name="P61" style:family="paragraph" style:parent-style-name="Standard">
      <style:paragraph-properties style:line-height-at-least="0.198in"/>
      <style:text-properties fo:font-variant="normal" fo:text-transform="none" fo:color="#000000" style:text-line-through-style="none" style:text-line-through-type="none" style:font-name="Droid Sans Mono" fo:font-size="11pt" fo:font-style="normal" style:text-underline-style="none" fo:font-weight="normal" officeooo:rsid="002cc693" officeooo:paragraph-rsid="003237dc" style:text-blinking="false" fo:background-color="transparent"/>
    </style:style>
    <style:style style:name="P62" style:family="paragraph" style:parent-style-name="Standard">
      <style:paragraph-properties style:line-height-at-least="0.198in"/>
      <style:text-properties fo:font-variant="normal" fo:text-transform="none" fo:color="#000000" style:text-line-through-style="none" style:text-line-through-type="none" style:font-name="Droid Sans Mono" fo:font-size="11pt" fo:font-style="normal" style:text-underline-style="none" fo:font-weight="normal" officeooo:rsid="002cc693" officeooo:paragraph-rsid="0033ab7f" style:text-blinking="false" fo:background-color="transparent"/>
    </style:style>
    <style:style style:name="P63" style:family="paragraph" style:parent-style-name="Standard">
      <style:paragraph-properties style:line-height-at-least="0.198in"/>
      <style:text-properties fo:font-variant="normal" fo:text-transform="none" fo:color="#000000" style:text-line-through-style="none" style:text-line-through-type="none" style:font-name="Droid Sans Mono" fo:font-size="11pt" fo:font-style="normal" style:text-underline-style="none" fo:font-weight="normal" officeooo:rsid="002ddb48" style:text-blinking="false" fo:background-color="transparent"/>
    </style:style>
    <style:style style:name="P64" style:family="paragraph" style:parent-style-name="Standard">
      <style:paragraph-properties style:line-height-at-least="0.198in"/>
      <style:text-properties fo:font-variant="normal" fo:text-transform="none" fo:color="#000000" style:text-line-through-style="none" style:text-line-through-type="none" style:font-name="Droid Sans Mono" fo:font-size="11pt" fo:font-style="normal" style:text-underline-style="none" fo:font-weight="normal" officeooo:rsid="002ddb48" officeooo:paragraph-rsid="00312233" style:text-blinking="false" fo:background-color="transparent"/>
    </style:style>
    <style:style style:name="P65" style:family="paragraph" style:parent-style-name="Standard">
      <style:paragraph-properties style:line-height-at-least="0.198in"/>
      <style:text-properties fo:font-variant="normal" fo:text-transform="none" fo:color="#000000" style:text-line-through-style="none" style:text-line-through-type="none" style:font-name="Droid Sans Mono" fo:font-size="11pt" fo:font-style="normal" style:text-underline-style="none" fo:font-weight="normal" style:text-blinking="false" fo:background-color="transparent"/>
    </style:style>
    <style:style style:name="P66" style:family="paragraph" style:parent-style-name="Standard">
      <style:paragraph-properties style:line-height-at-least="0.198in"/>
      <style:text-properties fo:font-variant="normal" fo:text-transform="none" fo:color="#000000" style:text-line-through-style="none" style:text-line-through-type="none" style:font-name="Droid Sans Mono" fo:font-size="11pt" fo:font-style="normal" style:text-underline-style="none" fo:font-weight="normal" officeooo:paragraph-rsid="00312233" style:text-blinking="false" fo:background-color="transparent"/>
    </style:style>
    <style:style style:name="P67" style:family="paragraph" style:parent-style-name="Standard">
      <style:text-properties officeooo:paragraph-rsid="0033ab7f"/>
    </style:style>
    <style:style style:name="P68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69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70" style:family="paragraph" style:parent-style-name="Standard">
      <style:paragraph-properties style:line-height-at-least="0.198in"/>
      <style:text-properties fo:color="#c586c0" style:font-name="Droid Sans Mono" fo:font-size="10.5pt" fo:font-weight="normal" fo:background-color="#1e1e1e"/>
    </style:style>
    <style:style style:name="P71" style:family="paragraph" style:parent-style-name="Standard">
      <style:paragraph-properties style:line-height-at-least="0.198in"/>
    </style:style>
    <style:style style:name="P72" style:family="paragraph" style:parent-style-name="Standard">
      <style:text-properties officeooo:rsid="002cc693" officeooo:paragraph-rsid="0037ba81"/>
    </style:style>
    <style:style style:name="P73" style:family="paragraph" style:parent-style-name="Standard">
      <style:text-properties officeooo:rsid="002cc693" officeooo:paragraph-rsid="0039a06e"/>
    </style:style>
    <style:style style:name="P74" style:family="paragraph" style:parent-style-name="Standard">
      <style:paragraph-properties style:line-height-at-least="0.198in"/>
      <style:text-properties fo:font-variant="normal" fo:text-transform="none" fo:color="#000000" style:text-line-through-style="none" style:text-line-through-type="none" style:font-name="Droid Sans Mono" fo:font-size="11pt" fo:font-style="normal" style:text-underline-style="none" fo:font-weight="normal" officeooo:rsid="002cc693" officeooo:paragraph-rsid="0037ba81" style:text-blinking="false" fo:background-color="transparent"/>
    </style:style>
    <style:style style:name="P75" style:family="paragraph" style:parent-style-name="Standard">
      <style:paragraph-properties style:line-height-at-least="0.198in"/>
      <style:text-properties fo:font-variant="normal" fo:text-transform="none" fo:color="#000000" style:text-line-through-style="none" style:text-line-through-type="none" style:font-name="Droid Sans Mono" fo:font-size="11pt" fo:font-style="normal" style:text-underline-style="none" fo:font-weight="normal" officeooo:rsid="002cc693" officeooo:paragraph-rsid="0039a06e" style:text-blinking="false" fo:background-color="transparent"/>
    </style:style>
    <style:style style:name="P76" style:family="paragraph" style:parent-style-name="Standard">
      <style:paragraph-properties style:line-height-at-least="0.198in"/>
      <style:text-properties fo:font-variant="normal" fo:text-transform="none" fo:color="#000000" style:text-line-through-style="none" style:text-line-through-type="none" style:font-name="Droid Sans Mono" fo:font-size="11pt" fo:font-style="normal" style:text-underline-style="none" fo:font-weight="normal" officeooo:rsid="002cc693" officeooo:paragraph-rsid="003a430c" style:text-blinking="false" fo:background-color="transparent"/>
    </style:style>
    <style:style style:name="P77" style:family="paragraph" style:parent-style-name="Standard">
      <style:paragraph-properties style:line-height-at-least="0.198in"/>
      <style:text-properties fo:font-variant="normal" fo:text-transform="none" fo:color="#000000" style:text-line-through-style="none" style:text-line-through-type="none" style:font-name="Droid Sans Mono" fo:font-size="11pt" fo:font-style="normal" style:text-underline-style="none" fo:font-weight="normal" officeooo:rsid="0039a06e" style:text-blinking="false" fo:background-color="transparent"/>
    </style:style>
    <style:style style:name="P78" style:family="paragraph" style:parent-style-name="Standard">
      <style:paragraph-properties style:line-height-at-least="0.198in"/>
      <style:text-properties fo:font-variant="normal" fo:text-transform="none" fo:color="#000000" style:text-line-through-style="none" style:text-line-through-type="none" style:font-name="Droid Sans Mono" fo:font-size="11pt" fo:font-style="normal" style:text-underline-style="none" fo:font-weight="normal" officeooo:rsid="0039a06e" officeooo:paragraph-rsid="003b09d7" style:text-blinking="false" fo:background-color="transparent"/>
    </style:style>
    <style:style style:name="P79" style:family="paragraph" style:parent-style-name="Standard">
      <style:paragraph-properties style:line-height-at-least="0.198in"/>
      <style:text-properties fo:font-variant="normal" fo:text-transform="none" fo:color="#000000" style:text-line-through-style="none" style:text-line-through-type="none" style:font-name="Droid Sans Mono" fo:font-size="11pt" fo:font-style="normal" style:text-underline-style="none" fo:font-weight="normal" officeooo:rsid="002ddb48" officeooo:paragraph-rsid="003c89a4" style:text-blinking="false" fo:background-color="transparent"/>
    </style:style>
    <style:style style:name="P80" style:family="paragraph" style:parent-style-name="Standard">
      <style:text-properties officeooo:paragraph-rsid="0037ba81"/>
    </style:style>
    <style:style style:name="P81" style:family="paragraph" style:parent-style-name="Standard">
      <style:text-properties officeooo:paragraph-rsid="0039a06e"/>
    </style:style>
    <style:style style:name="P82" style:family="paragraph" style:parent-style-name="Standard">
      <style:text-properties officeooo:paragraph-rsid="003a430c"/>
    </style:style>
    <style:style style:name="P83" style:family="paragraph" style:parent-style-name="Standard">
      <style:text-properties officeooo:paragraph-rsid="003b09d7"/>
    </style:style>
    <style:style style:name="P84" style:family="paragraph" style:parent-style-name="Standard">
      <style:text-properties officeooo:paragraph-rsid="003c89a4"/>
    </style:style>
    <style:style style:name="P85" style:family="paragraph" style:parent-style-name="Standard">
      <style:paragraph-properties fo:margin-top="0in" fo:margin-bottom="0in" loext:contextual-spacing="false" fo:line-height="120%" style:writing-mode="lr-tb"/>
      <style:text-properties fo:color="#000000" style:font-name="Droid Sans Mono" fo:font-size="11pt" fo:font-weight="normal" officeooo:paragraph-rsid="0037ba81" fo:background-color="transparent"/>
    </style:style>
    <style:style style:name="P86" style:family="paragraph" style:parent-style-name="Standard">
      <style:paragraph-properties fo:margin-top="0in" fo:margin-bottom="0in" loext:contextual-spacing="false" fo:line-height="120%" style:writing-mode="lr-tb"/>
      <style:text-properties fo:color="#000000" style:font-name="Droid Sans Mono" fo:font-size="11pt" fo:font-weight="normal" officeooo:paragraph-rsid="0039a06e" fo:background-color="transparent"/>
    </style:style>
    <style:style style:name="P87" style:family="paragraph" style:parent-style-name="Standard">
      <style:paragraph-properties fo:margin-top="0in" fo:margin-bottom="0in" loext:contextual-spacing="false" fo:line-height="120%" style:writing-mode="lr-tb"/>
      <style:text-properties fo:color="#000000" style:font-name="Droid Sans Mono" fo:font-size="11pt" fo:font-weight="normal" officeooo:paragraph-rsid="003a430c" fo:background-color="transparent"/>
    </style:style>
    <style:style style:name="P88" style:family="paragraph" style:parent-style-name="Standard">
      <style:paragraph-properties fo:margin-top="0in" fo:margin-bottom="0in" loext:contextual-spacing="false" fo:line-height="120%" style:writing-mode="lr-tb"/>
      <style:text-properties fo:color="#000000" style:font-name="Droid Sans Mono" fo:font-size="11pt" fo:font-weight="normal" officeooo:paragraph-rsid="003b09d7" fo:background-color="transparent"/>
    </style:style>
    <style:style style:name="P89" style:family="paragraph" style:parent-style-name="Standard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Droid Sans Mono" fo:font-size="11pt" fo:font-style="normal" style:text-underline-style="none" fo:font-weight="normal" officeooo:rsid="002cc693" officeooo:paragraph-rsid="003a430c" style:text-blinking="false" fo:background-color="transparent"/>
    </style:style>
    <style:style style:name="P90" style:family="paragraph" style:parent-style-name="Standard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Droid Sans Mono" fo:font-size="11pt" fo:font-style="normal" style:text-underline-style="none" fo:font-weight="normal" officeooo:rsid="002cc693" officeooo:paragraph-rsid="003c89a4" style:text-blinking="false" fo:background-color="transparent"/>
    </style:style>
    <style:style style:name="P91" style:family="paragraph" style:parent-style-name="Standard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Droid Sans Mono" fo:font-size="11pt" fo:font-style="normal" style:text-underline-style="none" fo:font-weight="normal" officeooo:rsid="0039a06e" officeooo:paragraph-rsid="0039a06e" style:text-blinking="false" fo:background-color="transparent"/>
    </style:style>
    <style:style style:name="P92" style:family="paragraph" style:parent-style-name="Standard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Droid Sans Mono" fo:font-size="11pt" fo:font-style="normal" style:text-underline-style="none" fo:font-weight="normal" officeooo:rsid="0039a06e" officeooo:paragraph-rsid="003a430c" style:text-blinking="false" fo:background-color="transparent"/>
    </style:style>
    <style:style style:name="P93" style:family="paragraph" style:parent-style-name="Standard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Droid Sans Mono" fo:font-size="11pt" fo:font-style="normal" style:text-underline-style="none" fo:font-weight="normal" officeooo:rsid="0039a06e" officeooo:paragraph-rsid="003b09d7" style:text-blinking="false" fo:background-color="transparent"/>
    </style:style>
    <style:style style:name="P94" style:family="paragraph" style:parent-style-name="Standard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Droid Sans Mono" fo:font-size="11pt" fo:font-style="normal" style:text-underline-style="none" fo:font-weight="normal" officeooo:rsid="0039a06e" officeooo:paragraph-rsid="003c89a4" style:text-blinking="false" fo:background-color="transparent"/>
    </style:style>
    <style:style style:name="P9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fo:font-size="11pt" fo:font-style="normal" style:text-underline-style="none" fo:font-weight="normal" officeooo:rsid="002ab7e9" officeooo:paragraph-rsid="002ab7e9" style:text-blinking="false" fo:background-color="transparent"/>
    </style:style>
    <style:style style:name="P9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fo:font-size="11pt" fo:font-style="normal" style:text-underline-style="none" fo:font-weight="normal" officeooo:rsid="0020fea2" officeooo:paragraph-rsid="002ab7e9" style:text-blinking="false" fo:background-color="transparent"/>
    </style:style>
    <style:style style:name="P9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fo:font-size="11pt" fo:font-style="normal" style:text-underline-style="none" fo:font-weight="normal" officeooo:rsid="002ca155" officeooo:paragraph-rsid="002ca155" style:text-blinking="false" fo:background-color="transparent"/>
    </style:style>
    <style:style style:name="P9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fo:font-size="11pt" fo:font-style="normal" style:text-underline-style="none" fo:font-weight="normal" officeooo:rsid="002ca155" officeooo:paragraph-rsid="002cc693" style:text-blinking="false" fo:background-color="transparent"/>
    </style:style>
    <style:style style:name="P9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" fo:font-size="11pt" fo:font-style="normal" style:text-underline-style="none" fo:font-weight="normal" officeooo:rsid="002ca155" officeooo:paragraph-rsid="002ddb48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2ab7e9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2ddb48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20fea2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229946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239b88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2ab7e9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2ca155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fo:font-style="normal" style:text-underline-style="none" officeooo:rsid="002cc693" style:text-blinking="false"/>
    </style:style>
    <style:style style:name="T12" style:family="text">
      <style:text-properties fo:font-variant="normal" fo:text-transform="none" style:text-line-through-style="none" style:text-line-through-type="none" fo:font-style="normal" style:text-underline-style="none" officeooo:rsid="0039a06e" style:text-blinking="false"/>
    </style:style>
    <style:style style:name="T13" style:family="text">
      <style:text-properties fo:font-variant="normal" fo:text-transform="none" style:text-line-through-style="none" style:text-line-through-type="none" fo:font-style="normal" style:text-underline-style="none" officeooo:rsid="003b09d7" style:text-blinking="false"/>
    </style:style>
    <style:style style:name="T14" style:family="text">
      <style:text-properties fo:font-variant="normal" fo:text-transform="none" style:text-line-through-style="none" style:text-line-through-type="none" fo:font-style="normal" style:text-underline-style="none" fo:font-weight="bold" officeooo:rsid="0033ab7f" style:text-blinking="false" style:font-weight-asian="bold" style:font-weight-complex="bold"/>
    </style:style>
    <style:style style:name="T15" style:family="text">
      <style:text-properties fo:font-variant="normal" fo:text-transform="none" fo:color="#dcdcaa" style:text-line-through-style="none" style:text-line-through-type="none" fo:font-size="10.5pt" fo:font-style="normal" style:text-underline-style="none" officeooo:rsid="002cc693" style:text-blinking="false" fo:background-color="#1e1e1e" loext:char-shading-value="0"/>
    </style:style>
    <style:style style:name="T16" style:family="text">
      <style:text-properties fo:font-variant="normal" fo:text-transform="none" fo:color="#dcdcaa" style:text-line-through-style="none" style:text-line-through-type="none" fo:font-size="10.5pt" fo:font-style="normal" style:text-underline-style="none" officeooo:rsid="0037ba81" style:text-blinking="false" fo:background-color="#1e1e1e" loext:char-shading-value="0"/>
    </style:style>
    <style:style style:name="T17" style:family="text">
      <style:text-properties fo:font-variant="normal" fo:text-transform="none" fo:color="#dcdcaa" style:text-line-through-style="none" style:text-line-through-type="none" fo:font-size="10.5pt" fo:font-style="normal" style:text-underline-style="none" officeooo:rsid="0039a06e" style:text-blinking="false" fo:background-color="#1e1e1e" loext:char-shading-value="0"/>
    </style:style>
    <style:style style:name="T18" style:family="text">
      <style:text-properties fo:font-variant="normal" fo:text-transform="none" fo:color="#9cdcfe" style:text-line-through-style="none" style:text-line-through-type="none" fo:font-style="normal" style:text-underline-style="none" officeooo:rsid="003b09d7" style:text-blinking="false"/>
    </style:style>
    <style:style style:name="T19" style:family="text">
      <style:text-properties fo:font-variant="normal" fo:text-transform="none" fo:color="#ce9178" style:text-line-through-style="none" style:text-line-through-type="none" fo:font-style="normal" style:text-underline-style="none" officeooo:rsid="003b09d7" style:text-blinking="false"/>
    </style:style>
    <style:style style:name="T20" style:family="text">
      <style:text-properties fo:font-variant="normal" fo:text-transform="none" fo:color="#569cd6" style:text-line-through-style="none" style:text-line-through-type="none" fo:font-style="normal" style:text-underline-style="none" officeooo:rsid="003b09d7" style:text-blinking="false"/>
    </style:style>
    <style:style style:name="T21" style:family="text">
      <style:text-properties fo:font-size="11pt" fo:font-style="normal" fo:font-weight="normal"/>
    </style:style>
    <style:style style:name="T22" style:family="text">
      <style:text-properties fo:font-size="11pt" fo:font-style="normal" fo:font-weight="normal" officeooo:rsid="001fd34b"/>
    </style:style>
    <style:style style:name="T23" style:family="text">
      <style:text-properties fo:font-size="11pt" fo:font-style="normal" fo:font-weight="normal" officeooo:rsid="00229946"/>
    </style:style>
    <style:style style:name="T24" style:family="text">
      <style:text-properties fo:font-size="11pt" fo:font-style="normal" fo:font-weight="normal" officeooo:rsid="00239b88"/>
    </style:style>
    <style:style style:name="T25" style:family="text">
      <style:text-properties fo:font-size="11pt" fo:font-style="normal" fo:font-weight="normal" officeooo:rsid="0020fea2"/>
    </style:style>
    <style:style style:name="T26" style:family="text">
      <style:text-properties fo:font-size="11pt" fo:font-style="normal" fo:font-weight="normal" officeooo:rsid="002ab7e9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ab7e9" style:font-weight-asian="bold" style:font-weight-complex="bold"/>
    </style:style>
    <style:style style:name="T29" style:family="text">
      <style:text-properties fo:font-weight="bold" officeooo:rsid="002ddb48" style:font-weight-asian="bold" style:font-weight-complex="bold"/>
    </style:style>
    <style:style style:name="T30" style:family="text">
      <style:text-properties fo:font-weight="bold" officeooo:rsid="003237dc" style:font-weight-asian="bold" style:font-weight-complex="bold"/>
    </style:style>
    <style:style style:name="T31" style:family="text">
      <style:text-properties officeooo:rsid="001fd34b"/>
    </style:style>
    <style:style style:name="T32" style:family="text">
      <style:text-properties officeooo:rsid="00258f07"/>
    </style:style>
    <style:style style:name="T33" style:family="text">
      <style:text-properties officeooo:rsid="002ab7e9"/>
    </style:style>
    <style:style style:name="T34" style:family="text">
      <style:text-properties fo:color="#ce9178"/>
    </style:style>
    <style:style style:name="T35" style:family="text">
      <style:text-properties fo:color="#b5cea8"/>
    </style:style>
    <style:style style:name="T36" style:family="text">
      <style:text-properties fo:color="#c586c0"/>
    </style:style>
    <style:style style:name="T37" style:family="text">
      <style:text-properties fo:color="#569cd6"/>
    </style:style>
    <style:style style:name="T38" style:family="text">
      <style:text-properties fo:color="#dcdcaa"/>
    </style:style>
    <style:style style:name="T39" style:family="text">
      <style:text-properties fo:color="#dcdcaa" fo:font-size="10.5pt" fo:background-color="#1e1e1e" loext:char-shading-value="0"/>
    </style:style>
    <style:style style:name="T40" style:family="text">
      <style:text-properties fo:color="#dcdcaa" fo:font-size="10.5pt" officeooo:rsid="0037ba81" fo:background-color="#1e1e1e" loext:char-shading-value="0"/>
    </style:style>
    <style:style style:name="T41" style:family="text">
      <style:text-properties fo:color="#9cdcfe"/>
    </style:style>
    <style:style style:name="T42" style:family="text">
      <style:text-properties officeooo:rsid="002ddb48"/>
    </style:style>
    <style:style style:name="T43" style:family="text">
      <style:text-properties officeooo:rsid="00312233"/>
    </style:style>
    <style:style style:name="T44" style:family="text">
      <style:text-properties fo:color="#4ec9b0"/>
    </style:style>
    <style:style style:name="T45" style:family="text">
      <style:text-properties style:font-weight-asian="bold" style:font-weight-complex="bold"/>
    </style:style>
    <style:style style:name="T46" style:family="text">
      <style:text-properties fo:color="#6a9955"/>
    </style:style>
    <style:style style:name="T47" style:family="text">
      <style:text-properties fo:color="#d7ba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8a824b5b-7fff-82ca-c40a-058d2cce4078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1"><text:span text:style-name="T3">Proceso #1</text:span><text:span text:style-name="T1"> </text:span><text:span text:style-name="T5">PrepararNetCDF()</text:span></text:p>
          </table:table-cell>
        </table:table-row>
        <table:table-row>
          <table:table-cell table:style-name="Table1.A1" office:value-type="string">
            <text:p text:style-name="P1"><text:span text:style-name="T31">i:=</text:span>0</text:p>
            <text:p text:style-name="P4">c:=0</text:p>
            <text:p text:style-name="P19"><text:span text:style-name="T21">wrf_ </text:span><text:span text:style-name="T23">hilos</text:span><text:span text:style-name="T21"> = []</text:span></text:p>
            <text:p text:style-name="P18"><text:span text:style-name="T21">sispi_files = </text:span><text:span text:style-name="T22">lista_de_nombre_de_ficheros_nc_</text:span><text:span text:style-name="T23">comprimidos</text:span></text:p>
            <text:p text:style-name="P11"/>
            <text:p text:style-name="P12">PARA CADA fichero EN sispi_files HACER</text:p>
            <text:p text:style-name="P32"><text:span text:style-name="T6"><text:s/></text:span><text:span text:style-name="T7">wrf_hilos.add</text:span><text:span text:style-name="T6">(</text:span><text:span text:style-name="T8">DescomprimirFichero(</text:span><text:span text:style-name="T6">fichero)</text:span><text:span text:style-name="T8">)</text:span></text:p>
            <text:p text:style-name="P12"/>
            <text:p text:style-name="P12"/>
            <text:p text:style-name="P23"><text:span text:style-name="T21">PARA CADA </text:span><text:span text:style-name="T23">hilo</text:span><text:span text:style-name="T21"> EN </text:span><text:span text:style-name="T23">wrf_hilos</text:span><text:span text:style-name="T21"> HACER</text:span></text:p>
            <text:p text:style-name="P12"/>
            <text:p text:style-name="P15">SI c &gt; 4 ENTONCES</text:p>
            <text:p text:style-name="P15"><text:s text:c="2"/>hilos.esperar</text:p>
            <text:p text:style-name="P15"><text:s text:c="2"/></text:p>
            <text:p text:style-name="P15">wrf_hilos.ejecutar.</text:p>
            <text:p text:style-name="P15">c:=c+1</text:p>
            <text:p text:style-name="P37">i:=i+1</text:p>
          </table:table-cell>
        </table:table-row>
        <table:table-row>
          <table:table-cell table:style-name="Table1.A3" office:value-type="string">
            <text:p text:style-name="P8"><text:span text:style-name="T27">proceso</text:span> DescoomprimirFichero(fichero)</text:p>
            <text:p text:style-name="P2"><text:span text:style-name="T31">i:=</text:span>0</text:p>
            <text:p text:style-name="P5">c:=0</text:p>
            <text:p text:style-name="P20"><text:span text:style-name="T24">nc</text:span><text:span text:style-name="T21">_ </text:span><text:span text:style-name="T23">hilos</text:span><text:span text:style-name="T21"> = []</text:span></text:p>
            <text:p text:style-name="P13"/>
            <text:p text:style-name="P8">Descomprimir(fichero)</text:p>
            <text:p text:style-name="P28"><text:span text:style-name="T21">nc</text:span><text:span text:style-name="T22">_files = lista_de_nombre_de_ficheros_nc_</text:span><text:span text:style-name="T21">descomprimidos_del_fichero</text:span></text:p>
            <text:p text:style-name="P8"/>
            <text:p text:style-name="P24"><text:span text:style-name="T21">PARA CADA fichero_</text:span><text:span text:style-name="T24">nc</text:span><text:span text:style-name="T21"> EN </text:span><text:span text:style-name="T24">nc</text:span><text:span text:style-name="T21">_files HACER</text:span></text:p>
            <text:p text:style-name="P32"><text:span text:style-name="T6"><text:s/></text:span><text:span text:style-name="T8">nc</text:span><text:span text:style-name="T7">_hilos.add</text:span><text:span text:style-name="T6">(</text:span><text:span text:style-name="T8">SerializarFicheros(</text:span><text:span text:style-name="T6">fichero_</text:span><text:span text:style-name="T8">nc</text:span><text:span text:style-name="T6">)</text:span><text:span text:style-name="T8">)</text:span></text:p>
            <text:p text:style-name="P13"/>
            <text:p text:style-name="P32"><text:span text:style-name="T6">PARA CADA </text:span><text:span text:style-name="T7">hilo</text:span><text:span text:style-name="T6"> EN </text:span><text:span text:style-name="T8">nc</text:span><text:span text:style-name="T7">_hilos</text:span><text:span text:style-name="T6"> HACER</text:span></text:p>
            <text:p text:style-name="P26"><text:span text:style-name="T25"><text:s text:c="2"/></text:span><text:span text:style-name="T21">SI c &gt; </text:span><text:span text:style-name="T24">2</text:span><text:span text:style-name="T21"> ENTONCES</text:span></text:p>
            <text:p text:style-name="P26"><text:span text:style-name="T21"><text:s text:c="4"/>hilos_</text:span><text:span text:style-name="T24">ejecutandose</text:span><text:span text:style-name="T21">.esperar</text:span></text:p>
            <text:p text:style-name="P16"><text:s text:c="2"/>hilo.ejecutar.</text:p>
            <text:p text:style-name="P16"><text:s text:c="2"/>c:=c+1</text:p>
            <text:p text:style-name="P38"><text:s text:c="2"/>i:=i+1</text:p>
          </table:table-cell>
        </table:table-row>
        <table:table-row>
          <table:table-cell table:style-name="Table1.A3" office:value-type="string">
            <text:p text:style-name="P9"><text:span text:style-name="T27">proceso</text:span> <text:span text:style-name="T32">Serializar</text:span>Fichero<text:span text:style-name="T32">sPre</text:span>(fichero)</text:p>
            <text:p text:style-name="P3"><text:span text:style-name="T31">i:=</text:span>0</text:p>
            <text:p text:style-name="P6">c:=0</text:p>
            <text:p text:style-name="P21"><text:span text:style-name="T24">nc</text:span><text:span text:style-name="T21">_ </text:span><text:span text:style-name="T23">hilos</text:span><text:span text:style-name="T21"> = []</text:span></text:p>
            <text:p text:style-name="P14"><text:soft-page-break/></text:p>
            <text:p text:style-name="P9">Descomprimir(fichero)</text:p>
            <text:p text:style-name="P29"><text:span text:style-name="T21">nc</text:span><text:span text:style-name="T22">_files = lista_de_nombre_de_ficheros_nc_</text:span><text:span text:style-name="T21">descomprimidos_del_fichero</text:span></text:p>
            <text:p text:style-name="P9"/>
            <text:p text:style-name="P25"><text:span text:style-name="T21">PARA CADA fichero_</text:span><text:span text:style-name="T24">nc</text:span><text:span text:style-name="T21"> EN </text:span><text:span text:style-name="T24">nc</text:span><text:span text:style-name="T21">_files HACER</text:span></text:p>
            <text:p text:style-name="P33"><text:span text:style-name="T6"><text:s/></text:span><text:span text:style-name="T8">nc</text:span><text:span text:style-name="T7">_hilos.add</text:span><text:span text:style-name="T6">(</text:span><text:span text:style-name="T8">SerializarFicheros(</text:span><text:span text:style-name="T6">fichero_</text:span><text:span text:style-name="T8">nc</text:span><text:span text:style-name="T6">)</text:span><text:span text:style-name="T8">)</text:span></text:p>
            <text:p text:style-name="P14"/>
            <text:p text:style-name="P33"><text:span text:style-name="T6">PARA CADA </text:span><text:span text:style-name="T7">hilo</text:span><text:span text:style-name="T6"> EN </text:span><text:span text:style-name="T8">nc</text:span><text:span text:style-name="T7">_hilos</text:span><text:span text:style-name="T6"> HACER</text:span></text:p>
            <text:p text:style-name="P27"><text:span text:style-name="T25"><text:s text:c="2"/></text:span><text:span text:style-name="T21">SI c &gt; </text:span><text:span text:style-name="T24">2</text:span><text:span text:style-name="T21"> ENTONCES</text:span></text:p>
            <text:p text:style-name="P27"><text:span text:style-name="T21"><text:s text:c="4"/>hilos_</text:span><text:span text:style-name="T24">ejecutandose</text:span><text:span text:style-name="T21">.esperar</text:span></text:p>
            <text:p text:style-name="P17"><text:s text:c="2"/>hilo.ejecutar.</text:p>
            <text:p text:style-name="P17"><text:s text:c="2"/>c:=c+1</text:p>
            <text:p text:style-name="P39"><text:s text:c="2"/>i:=i+1</text:p>
          </table:table-cell>
        </table:table-row>
      </table:table>
      <text:p text:style-name="Standard"/>
      <text:p text:style-name="Standard"/>
      <text:p text:style-name="Standard"/>
      <text:p text:style-name="P50"/>
      <table:table table:name="Table2" table:style-name="Table2">
        <table:table-column table:style-name="Table2.A"/>
        <table:table-row>
          <table:table-cell table:style-name="Table2.A1" office:value-type="string">
            <text:p text:style-name="P36"><text:span text:style-name="T4">procedure</text:span><text:span text:style-name="T3"> #</text:span><text:span text:style-name="T2">2</text:span><text:span text:style-name="T1"> </text:span><text:span text:style-name="T5">PrepararGMP()</text:span></text:p>
          </table:table-cell>
        </table:table-row>
        <table:table-row>
          <table:table-cell table:style-name="Table2.A1" office:value-type="string">
            <text:p text:style-name="P48">grid = {<text:span text:style-name="T34">"max_lat"</text:span>: <text:span text:style-name="T35">24.35</text:span>, <text:span text:style-name="T34">"min_lat"</text:span>: <text:span text:style-name="T35">19.25</text:span>, <text:span text:style-name="T34">"max_lon"</text:span>: -<text:span text:style-name="T35">73.75</text:span>, <text:span text:style-name="T34">"min_lon"</text:span>: -<text:span text:style-name="T35">85.75</text:span>}</text:p>
            <text:p text:style-name="P7"/>
            <text:p text:style-name="P22"><text:span text:style-name="T26">gpm_files</text:span><text:span text:style-name="T21"> = </text:span><text:span text:style-name="T22">lista_de_nombre_de_ficheros_</text:span><text:span text:style-name="T26">gpm</text:span></text:p>
            <text:p text:style-name="P95">gpm_files = gpm_to_hourly(grid, gpm_files)</text:p>
          </table:table-cell>
        </table:table-row>
        <table:table-row>
          <table:table-cell table:style-name="Table2.A3" office:value-type="string">
            <text:p text:style-name="P10"><text:span text:style-name="T28">funcion</text:span> <text:span text:style-name="T33">gpm_to_hourly</text:span>(<text:span text:style-name="T33">grid, gpm_files</text:span>)</text:p>
            <text:p text:style-name="P96"/>
            <text:p text:style-name="P34"><text:span text:style-name="T6">PARA </text:span><text:span text:style-name="T10">CADA i EN</text:span><text:span text:style-name="T6"> </text:span><text:span text:style-name="T10">longitud(gpm_files:2) </text:span><text:span text:style-name="T6">HACER</text:span></text:p>
            <text:p text:style-name="P35"><text:span text:style-name="T6"><text:s/></text:span><text:span text:style-name="T10">file1 = GPM(</text:span><text:span text:style-name="T9">gpm_files</text:span><text:span text:style-name="T10">[i-1]</text:span><text:span text:style-name="T9">, </text:span><text:span text:style-name="T10">grid)</text:span></text:p>
            <text:p text:style-name="P35"><text:span text:style-name="T6"><text:s/></text:span><text:span text:style-name="T10">file2 = GPM(</text:span><text:span text:style-name="T9">gpm_files</text:span><text:span text:style-name="T10">[i]</text:span><text:span text:style-name="T9">, </text:span><text:span text:style-name="T10">grid)</text:span></text:p>
            <text:p text:style-name="P97"><text:s/>hourly_rain = file1→rain() + file2→rain()</text:p>
            <text:p text:style-name="P97"><text:s/>save_as_txt(hourly_rain)</text:p>
          </table:table-cell>
        </table:table-row>
      </table:table>
      <text:p text:style-name="P50"/>
      <text:p text:style-name="P50"/>
      <text:p text:style-name="P57"/>
      <table:table table:name="Table3" table:style-name="Table3">
        <table:table-column table:style-name="Table3.A"/>
        <table:table-row>
          <table:table-cell table:style-name="Table3.A1" office:value-type="string">
            <text:p text:style-name="P30"><text:span text:style-name="T29">procedure</text:span><text:span text:style-name="T27"> #3 </text:span>CombineSisPIandGPM():</text:p>
            <text:p text:style-name="P46">i, c, month = 0, 0, 1</text:p>
            <text:p text:style-name="P46"/>
            <text:p text:style-name="P40">gpm_lat = LoadGPMLatArrayFromFile()</text:p>
            <text:p text:style-name="P59">gpm_lon = LoadGPMLonArrayFromFile())</text:p>
            <text:p text:style-name="P59">sispi_lat = LoadSisPILatArrayFromFile()</text:p>
            <text:p text:style-name="P59">sispi_lon = LoadSisPILatArrayFromFile()</text:p>
            <text:p text:style-name="P58"/>
            <text:p text:style-name="P58">gpm_lon, gpm_lat = <text:span text:style-name="T42">convert_to_grid</text:span>(gpm_lon, gpm_lat)</text:p>
            <text:p text:style-name="P60"><text:soft-page-break/>sispi_lon, sispi_lat = <text:span text:style-name="T42">convert_to_grid</text:span>(sispi_lon, sispi_lat)</text:p>
            <text:p text:style-name="P58"/>
            <text:p text:style-name="P58">process_list = [Process(target=interpolate_gpm_to_sispi, args=(month, gpm_lat, gpm_lon, sispi_lat, sispi_lon)) <text:span text:style-name="T42">FOR EACH</text:span> month <text:span text:style-name="T42">IN</text:span> range(1, 2)]</text:p>
            <text:p text:style-name="P58"/>
            <text:p text:style-name="P58">for process in process_list:</text:p>
            <text:p text:style-name="P58"><text:s text:c="2"/>if c &gt; 2:</text:p>
            <text:p text:style-name="P58"><text:s text:c="4"/>process_list[i - 3].join()</text:p>
            <text:p text:style-name="P60"><text:s text:c="4"/>process_list[i - 2].join()</text:p>
            <text:p text:style-name="P60"><text:s text:c="4"/>process_list[i - 1].join()</text:p>
            <text:p text:style-name="P60"><text:s text:c="4"/>c = 0</text:p>
            <text:p text:style-name="P60"/>
            <text:p text:style-name="P58"><text:s text:c="2"/>process.start()</text:p>
            <text:p text:style-name="P58"><text:s text:c="2"/>c += 1</text:p>
            <text:p text:style-name="P58"><text:s text:c="2"/>i += 1</text:p>
            <text:p text:style-name="P30"/>
          </table:table-cell>
        </table:table-row>
        <table:table-row>
          <table:table-cell table:style-name="Table3.A1" office:value-type="string">
            <text:p text:style-name="P41"><text:span text:style-name="T29">p</text:span><text:span text:style-name="T27">rocedure</text:span> interpolate_gpm_to_sispi(month, gpm_lat, gpm_lon, sispi_lat, sispi_lon)</text:p>
            <text:p text:style-name="P41"/>
            <text:p text:style-name="P40">gpm_points = np.concatenate((gpm_lon.reshape(gpm_lon.size, 1), gpm_lat.reshape(gpm_lat.size, 1)), axis=1)</text:p>
            <text:p text:style-name="P58">sispi_points = np.concatenate((sispi_lon.reshape(sispi_lon.size, 1), sispi_lat.reshape(sispi_lat.size, 1)), axis=1)</text:p>
            <text:p text:style-name="P58"/>
            <text:p text:style-name="P58">t = datetime(2017, month, 1)</text:p>
            <text:p text:style-name="P58"/>
            <text:p text:style-name="P58">while t.month &lt;= month:</text:p>
            <text:p text:style-name="P58"><text:s text:c="2"/>gpm_data = np.loadtxt(os.path.join(config['DIRS']['GPM_OUTPUT_DIR'], 'd_%04d%02d <text:s text:c="12"/>%02d%02d.txt' % (t.year, t.month, t.day, t.hour)), delimiter=',')</text:p>
            <text:p text:style-name="P58"/>
            <text:p text:style-name="P58"><text:s text:c="2"/>interpolator = NearestNDInterpolator(gpm_points, gpm_data.flatten())</text:p>
            <text:p text:style-name="P58"><text:s text:c="2"/>interp_values = interpolator(sispi_points).reshape(183, 411)</text:p>
            <text:p text:style-name="P58"/>
            <text:p text:style-name="P58"><text:s text:c="2"/>np.savetxt(os.path.join(config['DIRS']['GPM_INTERPOLATED'], 'd_%04d%02d%02d%02d.txt' % (t.year, t.month, t.day, t.hour)),interp_values, delimiter=",", fmt="%7.2f")</text:p>
            <text:p text:style-name="P58"/>
            <text:p text:style-name="P58"><text:s text:c="2"/>t += timedelta(hours=1)</text:p>
            <text:p text:style-name="P58"><text:s text:c="2"/>del interpolator</text:p>
            <text:p text:style-name="P40"/>
          </table:table-cell>
        </table:table-row>
        <table:table-row>
          <table:table-cell table:style-name="Table3.A3" office:value-type="string">
            <text:p text:style-name="P98"/>
          </table:table-cell>
        </table:table-row>
      </table:table>
      <text:p text:style-name="P57"/>
      <text:p text:style-name="P57"/>
      <text:p text:style-name="P57"/>
      <text:p text:style-name="P57"/>
      <text:p text:style-name="P57"/>
      <text:p text:style-name="P57"/>
      <text:p text:style-name="P53"><text:soft-page-break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1"><text:span text:style-name="T29">P</text:span><text:span text:style-name="T27">rocedure </text:span><text:span text:style-name="T29">#4</text:span> <text:span text:style-name="T42">join_sispi_and_gpm</text:span>()</text:p>
            <text:p text:style-name="P41"/>
            <text:p text:style-name="P47">sispi_files = <text:span text:style-name="T43">listade ficheros de sispi.</text:span></text:p>
            <text:p text:style-name="P63"/>
            <text:p text:style-name="P63">for file in sispi_files:</text:p>
            <text:p text:style-name="P63"><text:s text:c="2"/>filename = file.split('/')[-1].split('.')[0]</text:p>
            <text:p text:style-name="P64"><text:s text:c="2"/>gpm_file = os.path.join(config['DIRS']['GPM_INTERPOLATED'], filename + '.txt')</text:p>
            <text:p text:style-name="P63"/>
            <text:p text:style-name="P64"><text:s text:c="2"/>sispi = read_serialize_file(file)</text:p>
            <text:p text:style-name="P64"><text:s text:c="2"/>gpm = np.loadtxt(gpm_file, delimiter=",")</text:p>
            <text:p text:style-name="P63"/>
            <text:p text:style-name="P64"><text:s text:c="2"/># Replacing RAINNC or RAINC var for RAIN_SISPI</text:p>
            <text:p text:style-name="P64"><text:s text:c="2"/>sispi.update({'RAIN_SISPI': sispi['RAINC']})</text:p>
            <text:p text:style-name="P64"><text:s text:c="2"/>sispi.pop('RAINC')</text:p>
            <text:p text:style-name="P63"/>
            <text:p text:style-name="P64"><text:s text:c="2"/># Adding GPM to dataset</text:p>
            <text:p text:style-name="P64"><text:s text:c="2"/>sispi.update({'RAIN_GPM': gpm})</text:p>
            <text:p text:style-name="P63"/>
            <text:p text:style-name="P64"><text:s text:c="2"/>write_serialize_file(sispi, os.path.join(config['DIRS']['DATASET'], filename + '.dat'))</text:p>
            <text:p text:style-name="P41"/>
          </table:table-cell>
        </table:table-row>
      </table:table>
      <text:p text:style-name="P53"/>
      <text:p text:style-name="P53"/>
      <text:p text:style-name="P53"/>
      <table:table table:name="Table4" table:style-name="Table4">
        <table:table-column table:style-name="Table4.A"/>
        <table:table-row>
          <table:table-cell table:style-name="Table4.A1" office:value-type="string">
            <text:p text:style-name="P41"><text:span text:style-name="T29">P</text:span><text:span text:style-name="T27">rocedure </text:span><text:span text:style-name="T29">#5</text:span> select_habana_from_dataset()</text:p>
            <text:p text:style-name="P41">gpm_points = np.concatenate((gpm_lon.reshape(gpm_lon.size, 1), gpm_lat.reshape(gpm_lat.size, 1)), axis=1)</text:p>
            <text:p text:style-name="P60">sispi_points = np.concatenate((sispi_lon.reshape(sispi_lon.size, 1), sispi_lat.reshape(sispi_lat.size, 1)), axis=1)</text:p>
            <text:p text:style-name="P60"/>
            <text:p text:style-name="P60">t = datetime(2017, month, 1)</text:p>
            <text:p text:style-name="P60"/>
            <text:p text:style-name="P60">while t.month &lt;= month:</text:p>
            <text:p text:style-name="P60"><text:s text:c="2"/>gpm_data = np.loadtxt(os.path.join(config['DIRS']['GPM_OUTPUT_DIR'], 'd_%04d%02d <text:s text:c="12"/>%02d%02d.txt' % (t.year, t.month, t.day, t.hour)), delimiter=',')</text:p>
            <text:p text:style-name="P60"/>
            <text:p text:style-name="P60"><text:s text:c="2"/>interpolator = NearestNDInterpolator(gpm_points, gpm_data.flatten())</text:p>
            <text:p text:style-name="P60"><text:s text:c="2"/>interp_values = interpolator(sispi_points).reshape(183, 411)</text:p>
            <text:p text:style-name="P60"/>
            <text:p text:style-name="P60"><text:s text:c="2"/>np.savetxt(os.path.join(config['DIRS']['GPM_INTERPOLATED'], 'd_%04d%02d%02d%02d.txt' % (t.year, t.month, t.day, t.hour)),interp_values, delimiter=",", fmt="%7.2f")</text:p>
            <text:p text:style-name="P60"/>
            <text:p text:style-name="P60"><text:s text:c="2"/>t += timedelta(hours=1)</text:p>
            <text:p text:style-name="P60"><text:s text:c="2"/>del interpolator</text:p>
            <text:p text:style-name="P41"/>
          </table:table-cell>
        </table:table-row>
        <text:soft-page-break/>
        <table:table-row>
          <table:table-cell table:style-name="Table4.A2" office:value-type="string">
            <text:p text:style-name="P99"/>
          </table:table-cell>
        </table:table-row>
      </table:table>
      <text:p text:style-name="P53"/>
      <text:p text:style-name="P51"/>
      <text:p text:style-name="P54"/>
      <table:table table:name="Table6" table:style-name="Table6">
        <table:table-column table:style-name="Table6.A"/>
        <table:table-row>
          <table:table-cell table:style-name="Table6.A1" office:value-type="string">
            <text:p text:style-name="P42"><text:span text:style-name="T29">P</text:span><text:span text:style-name="T27">rocedure </text:span><text:span text:style-name="T29">#5</text:span> <text:span text:style-name="T43">prepare_train</text:span>_dataset()</text:p>
            <text:p text:style-name="P42">dataset, series = [], []</text:p>
            <text:p text:style-name="P65">first_line = True</text:p>
            <text:p text:style-name="P65">count = 0</text:p>
            <text:p text:style-name="P65"/>
            <text:p text:style-name="P65">dataset_habana = fileslist("/home/maibyssl/Ariel/rain/ariel/data/full_dataset")</text:p>
            <text:p text:style-name="P65">dataset_habana.sort()</text:p>
            <text:p text:style-name="P65"/>
            <text:p text:style-name="P65">for file in dataset_habana:</text:p>
            <text:p text:style-name="P65"><text:s text:c="2"/>data = read_serialize_file(file)</text:p>
            <text:p text:style-name="P65"/>
            <text:p text:style-name="P65"><text:s text:c="2"/>if dataset_is_complete:</text:p>
            <text:p text:style-name="P65"><text:s text:c="4"/>if first_line:</text:p>
            <text:p text:style-name="P65"><text:s text:c="6"/>for i in range(series_len):</text:p>
            <text:p text:style-name="P66"><text:s text:c="8"/>aux_data = read_serialize_file(dataset_habana[count-i])</text:p>
            <text:p text:style-name="P66"><text:s text:c="8"/>value = aux_data['RAIN_SISPI'][point[0], point[1]]</text:p>
            <text:p text:style-name="P66"><text:s text:c="8"/>series.insert(0, value) </text:p>
            <text:p text:style-name="P66"><text:s text:c="6"/>first_line = False </text:p>
            <text:p text:style-name="P65"><text:s text:c="4"/>else:</text:p>
            <text:p text:style-name="P66"><text:s text:c="6"/>series = dataset[count-1][1:series_len]</text:p>
            <text:p text:style-name="P66"><text:s text:c="6"/>series.append(data['RAIN_SISPI'][point[0], point[1]])</text:p>
            <text:p text:style-name="P66"><text:s text:c="3"/></text:p>
            <text:p text:style-name="P66"><text:s text:c="2"/>series.append(data['RAIN_GPM'][point[0], point[1]])</text:p>
            <text:p text:style-name="P66"><text:s text:c="2"/>dataset.append(series)</text:p>
            <text:p text:style-name="P65"><text:s text:c="2"/>count += 1</text:p>
            <text:p text:style-name="P65"/>
            <text:p text:style-name="P65">if fname:</text:p>
            <text:p text:style-name="P65"><text:s text:c="2"/>np.savetxt(fname, dataset, delimiter=',', fmt='%7.2f')</text:p>
            <text:p text:style-name="P65"/>
          </table:table-cell>
        </table:table-row>
      </table:table>
      <text:p text:style-name="P54"/>
      <text:p text:style-name="P52"/>
      <text:p text:style-name="P55"/>
      <table:table table:name="Table7" table:style-name="Table7">
        <table:table-column table:style-name="Table7.A"/>
        <table:table-row>
          <table:table-cell table:style-name="Table7.A1" office:value-type="string">
            <text:p text:style-name="P43"><text:span text:style-name="T45">function #1</text:span> min_max_values_in_dataset()</text:p>
            <text:p text:style-name="P43">minQ2, maxQ2, minT2, maxT2, maxRAIN_SISPI, maxRAIN_GPM = 10.0, 0.0, 500.0, 0.0, 0.0, 0.0</text:p>
            <text:p text:style-name="P58"/>
            <text:p text:style-name="P58">for file in fileslist(config['DIRS']['DATASET_HABANA']):</text:p>
            <text:p text:style-name="P58"/>
            <text:p text:style-name="P58">data = find_min_max_values(read_serialize_file(file)) </text:p>
            <text:p text:style-name="P58"/>
            <text:p text:style-name="P58">if data["Q2"]["min"] &lt; minQ2: </text:p>
            <text:p text:style-name="P58"><text:soft-page-break/>minQ2 = data["Q2"]["min"]</text:p>
            <text:p text:style-name="P58">day_minQ2 = file.split("_")[-1].split(".")[0] </text:p>
            <text:p text:style-name="P58"/>
            <text:p text:style-name="P58">if data["Q2"]["max"] &gt; maxQ2:</text:p>
            <text:p text:style-name="P58">maxQ2 = data["Q2"]["max"]</text:p>
            <text:p text:style-name="P58">day_maxQ2 = file.split("_")[-1].split(".")[0]</text:p>
            <text:p text:style-name="P58"/>
            <text:p text:style-name="P58">if data["T2"]["min"] &lt; minT2:</text:p>
            <text:p text:style-name="P58">minT2 = data["T2"]["min"]</text:p>
            <text:p text:style-name="P58">day_minT2 = file.split("_")[-1].split(".")[0]</text:p>
            <text:p text:style-name="P58"/>
            <text:p text:style-name="P58">if data["T2"]["max"] &gt; maxT2:</text:p>
            <text:p text:style-name="P58">maxT2 = data["T2"]["max"]</text:p>
            <text:p text:style-name="P58">day_maxT2 = file.split("_")[-1].split(".")[0]</text:p>
            <text:p text:style-name="P58"/>
            <text:p text:style-name="P58">if data["RAIN_SISPI"]["max"] &gt; maxRAIN_SISPI:</text:p>
            <text:p text:style-name="P58">maxRAIN_SISPI = data["RAIN_SISPI"]["max"]</text:p>
            <text:p text:style-name="P58">day_maxRAIN_SISPI = file.split("_")[-1].split(".")[0]</text:p>
            <text:p text:style-name="P58"/>
            <text:p text:style-name="P58">if data["RAIN_GPM"]["max"] &gt; maxRAIN_GPM:</text:p>
            <text:p text:style-name="P58">maxRAIN_GPM = data["RAIN_GPM"]["max"]</text:p>
            <text:p text:style-name="P58">day_maxRAIN_GPM = file.split("_")[-1].split(".")[0]</text:p>
            <text:p text:style-name="P58"/>
            <text:p text:style-name="P58">results = { </text:p>
            <text:p text:style-name="P58">"values": {</text:p>
            <text:p text:style-name="P58">"minQ2": minQ2,</text:p>
            <text:p text:style-name="P58">"maxQ2": maxQ2,</text:p>
            <text:p text:style-name="P58">"minT2": minT2,</text:p>
            <text:p text:style-name="P58">"maxT2": maxT2,</text:p>
            <text:p text:style-name="P58">"minRAIN_SISPI": 0.0,</text:p>
            <text:p text:style-name="P58">"maxRAIN_SISPI": maxRAIN_SISPI,</text:p>
            <text:p text:style-name="P58">"minRAIN_GPM": 0.0,</text:p>
            <text:p text:style-name="P58">"maxRAIN_GPM": maxRAIN_GPM,</text:p>
            <text:p text:style-name="P58">},</text:p>
            <text:p text:style-name="P58"/>
            <text:p text:style-name="P58">"days": {</text:p>
            <text:p text:style-name="P58">"day_minQ2": day_minQ2,</text:p>
            <text:p text:style-name="P58">"day_maxQ2": day_maxQ2,</text:p>
            <text:p text:style-name="P58">"day_minT2": day_minT2,</text:p>
            <text:p text:style-name="P58">"day_maxT2": day_maxT2,</text:p>
            <text:p text:style-name="P58">"day_minRAIN_SISPI": 0.0,</text:p>
            <text:p text:style-name="P58">"day_maxRAIN_SISPI": day_maxRAIN_SISPI,</text:p>
            <text:p text:style-name="P58">"day_minRAIN_GPM": 0.0,</text:p>
            <text:p text:style-name="P58">"day_maxRAIN_GPM": day_maxRAIN_GPM,</text:p>
            <text:p text:style-name="P58">},</text:p>
            <text:p text:style-name="P58">}</text:p>
            <text:p text:style-name="P58"><text:soft-page-break/></text:p>
            <text:p text:style-name="P58">write_serialize_file(results, "outputs/min_max_values_in_dataset.dat")</text:p>
            <text:p text:style-name="P58"/>
            <text:p text:style-name="P58">return results</text:p>
            <text:p text:style-name="P43"/>
          </table:table-cell>
        </table:table-row>
        <table:table-row>
          <table:table-cell table:style-name="Table7.A2" office:value-type="string">
            <text:p text:style-name="P44"><text:span text:style-name="T30">f</text:span><text:span text:style-name="T27">unction</text:span> find_min_max_values(read_serialize_file(file)) </text:p>
            <text:p text:style-name="P44">data = dict()</text:p>
            <text:p text:style-name="P58"><text:s text:c="2"/>for key in dataset.keys():</text:p>
            <text:p text:style-name="P61"><text:s text:c="4"/>var_key = dict({ key:{"min": np.amin(dataset[key]), <text:s text:c="37"/>"max":np.amax(dataset[key])} }) </text:p>
            <text:p text:style-name="P61"><text:s text:c="4"/>data.update(var_key) </text:p>
            <text:p text:style-name="P61"><text:s text:c="4"/>del var_key</text:p>
            <text:p text:style-name="P58">return data</text:p>
            <text:p text:style-name="P44"/>
          </table:table-cell>
        </table:table-row>
      </table:table>
      <text:p text:style-name="P55"/>
      <text:p text:style-name="P55"/>
      <text:p text:style-name="P56"/>
      <table:table table:name="Table8" table:style-name="Table8">
        <table:table-column table:style-name="Table8.A"/>
        <table:table-row>
          <table:table-cell table:style-name="Table8.A1" office:value-type="string">
            <text:p text:style-name="P49"><text:span text:style-name="T14">procedure</text:span><text:span text:style-name="T11"> </text:span><text:span text:style-name="T39">files_with_nan_values_in_dataset</text:span></text:p>
            <text:p text:style-name="P45">files_with_nan_values = []</text:p>
            <text:p text:style-name="P58">files = fileslist(config['DIRS']['DATASET_HABANA'])</text:p>
            <text:p text:style-name="P58"/>
            <text:p text:style-name="P58"><text:s text:c="2"/>for file in files:</text:p>
            <text:p text:style-name="P62"><text:s text:c="4"/>data = read_serialize_file(file)</text:p>
            <text:p text:style-name="P62"><text:s text:c="4"/>if np.isnan(data["Q2"]).any() or np.isnan(data["T2"]).any() or np.isnan(data["RAIN_SISPI"]).any() or np.isnan(data["RAIN_GPM"]).any():</text:p>
            <text:p text:style-name="P62"><text:s text:c="6"/>files_with_nan_values.append(file.split('/')[-1])</text:p>
            <text:p text:style-name="P58"/>
            <text:p text:style-name="P62"><text:s text:c="2"/>if len(files_with_nan_values) &gt; 0:</text:p>
            <text:p text:style-name="P62"><text:s text:c="4"/>write_serialize_file(files_with_nan_values, <text:s text:c="2"/>"outputs/files_with_nan_values_in_dataset.dat")</text:p>
            <text:p text:style-name="P45"/>
          </table:table-cell>
        </table:table-row>
      </table:table>
      <text:p text:style-name="P67"/>
      <text:p text:style-name="P67"/>
      <text:p text:style-name="P67"/>
      <text:p text:style-name="P67"/>
      <text:p text:style-name="P72"/>
      <table:table table:name="Table9" table:style-name="Table9">
        <table:table-column table:style-name="Table9.A"/>
        <table:table-row>
          <table:table-cell table:style-name="Table9.A1" office:value-type="string">
            <text:p text:style-name="P85"><text:span text:style-name="T14">procedure</text:span><text:span text:style-name="T11"> train_model</text:span></text:p>
            <text:p text:style-name="P74">folder = os.path.join(config.BASE_DIR, "rna/outputs/{}".format(parameters["name"]))</text:p>
            <text:p text:style-name="P74"/>
            <text:p text:style-name="P74">try:</text:p>
            <text:p text:style-name="P74">os.mkdir(folder)</text:p>
            <text:p text:style-name="P74">except FileExistsError:</text:p>
            <text:p text:style-name="P74">pass</text:p>
            <text:p text:style-name="P74"/>
            <text:p text:style-name="P74"><text:soft-page-break/># Loading dataset</text:p>
            <text:p text:style-name="P74">dataset = np.loadtxt(parameters["dataset"], delimiter=',')</text:p>
            <text:p text:style-name="P74"/>
            <text:p text:style-name="P74"># Preparing scalers for normalization</text:p>
            <text:p text:style-name="P74">x_scaler = MinMaxScaler(feature_range=(0, 1))</text:p>
            <text:p text:style-name="P74">y_scaler = MinMaxScaler(feature_range=(0, 1))</text:p>
            <text:p text:style-name="P74"/>
            <text:p text:style-name="P74"># Normalizing dataset</text:p>
            <text:p text:style-name="P74">X = x_scaler.fit_transform(dataset[:, :series_len])</text:p>
            <text:p text:style-name="P74">Y = y_scaler.fit_transform(dataset[:, -1].reshape(-1, 1))</text:p>
            <text:p text:style-name="P74"/>
            <text:p text:style-name="P74"># Spliting data for training and validation</text:p>
            <text:p text:style-name="P74">x_train, x_test, y_train, y_test = train_test_split(X, Y, test_size=test_size)</text:p>
            <text:p text:style-name="P74"/>
            <text:p text:style-name="P74"># Creating ANN model</text:p>
            <text:p text:style-name="P74">model = MLP(parameters)</text:p>
            <text:p text:style-name="P74"># Training &amp; evaluating model</text:p>
            <text:p text:style-name="P74">model.train(x_train, y_train, validation_data=(x_test, y_test),</text:p>
            <text:p text:style-name="P74">validation_split=parameters["validation_split"], </text:p>
            <text:p text:style-name="P74">batch_size=parameters["batch_size"], </text:p>
            <text:p text:style-name="P74">epochs=parameters["epochs"], </text:p>
            <text:p text:style-name="P74">shuffle=parameters["shuffle"])</text:p>
            <text:p text:style-name="P74"/>
            <text:p text:style-name="P74"># Making some predictions</text:p>
            <text:p text:style-name="P74">prediction = model.predict(x_test)</text:p>
            <text:p text:style-name="P74">predictions = y_scaler.inverse_transform(prediction)</text:p>
            <text:p text:style-name="P74"/>
            <text:p text:style-name="P74"># Saving model and history</text:p>
            <text:p text:style-name="P74">model.save()</text:p>
            <text:p text:style-name="P74">model.save_history()</text:p>
            <text:p text:style-name="P74"/>
            <text:p text:style-name="P74"># Saving parameters. Callbacks can't be serialized also SGD optimizer. Any way, always we use same config for it.</text:p>
            <text:p text:style-name="P74">with open(os.path.join(folder, 'parameters.json'), 'w') as json_file:</text:p>
            <text:p text:style-name="P74">parameters["callbacks"] = ""</text:p>
            <text:p text:style-name="P74">if not isinstance(parameters["optimizer"], str):</text:p>
            <text:p text:style-name="P74">parameters["optimizer"] = "SGD"</text:p>
            <text:p text:style-name="P74"/>
            <text:p text:style-name="P74">json.dump(parameters, json_file)</text:p>
            <text:p text:style-name="P74"/>
            <text:p text:style-name="P74"># Saving scalers</text:p>
            <text:p text:style-name="P74">write_serialize_file(x_scaler, "rna/outputs/{}/x_scaler.dat".format(parameters["name"]))</text:p>
            <text:p text:style-name="P74">write_serialize_file(y_scaler, "rna/outputs/{}/y_scaler.dat".format(parameters["name"]))</text:p>
            <text:p text:style-name="P74"># Inversing x_test &amp; y_test for plot</text:p>
            <text:p text:style-name="P74">x_test = x_scaler.inverse_transform(x_test)</text:p>
            <text:p text:style-name="P74">y_test = y_scaler.inverse_transform(y_test)</text:p>
            <text:p text:style-name="P74"><text:soft-page-break/></text:p>
            <text:p text:style-name="P74"># Saving SisPi, GPM and ANN predictions inversed</text:p>
            <text:p text:style-name="P74">np.savetxt("rna/outputs/{}/sispi.txt".format(parameters["name"]),x_test[:, -1], delimiter=',', fmt="%7.3f")</text:p>
            <text:p text:style-name="P74">np.savetxt("rna/outputs/{}/gpm.txt".format(parameters["name"]),y_test, delimiter=',', fmt="%7.3f")</text:p>
            <text:p text:style-name="P74">np.savetxt("rna/outputs/{}/rna.txt".format(parameters["name"]), predictions, delimiter=',', fmt="%7.3f")</text:p>
            <text:p text:style-name="P74"/>
            <text:p text:style-name="P74"># Making some plots</text:p>
            <text:p text:style-name="P74">plot_histogram_results(parameters["name"])</text:p>
            <text:p text:style-name="P74">plot_histogram_results(parameters["name"], False)</text:p>
            <text:p text:style-name="P74">plot_scatter_results(parameters["name"])</text:p>
            <text:p text:style-name="P74">plot_history(parameters["name"])</text:p>
          </table:table-cell>
        </table:table-row>
      </table:table>
      <text:p text:style-name="P80"/>
      <text:p text:style-name="P67"/>
      <text:p text:style-name="P73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86"><text:span text:style-name="T14">procedure</text:span><text:span text:style-name="T11"> </text:span><text:span text:style-name="T12">model_statistics</text:span></text:p>
            <text:p text:style-name="P91">for folder in os.scandir(directory):</text:p>
            <text:p text:style-name="P77">path = folder.path</text:p>
            <text:p text:style-name="P77"/>
            <text:p text:style-name="P77">try:</text:p>
            <text:p text:style-name="P77"/>
            <text:p text:style-name="P77">sispi = np.loadtxt(os.path.join(path, "sispi.txt"), delimiter=",")</text:p>
            <text:p text:style-name="P77">gpm = np.loadtxt(os.path.join(path, "gpm.txt"), delimiter=",")</text:p>
            <text:p text:style-name="P77">rna = np.loadtxt(os.path.join(path, "rna.txt"), delimiter=",")</text:p>
            <text:p text:style-name="P77"/>
            <text:p text:style-name="P77">if any(rna&lt;0) is False:</text:p>
            <text:p text:style-name="P77">statisticians = {</text:p>
            <text:p text:style-name="P77">"corrcoef_sispi_gpm" : list(np.corrcoef(sispi, gpm).reshape(-1, )), # Correlation between sispi &amp; gpm</text:p>
            <text:p text:style-name="P77">"corrcoef_rna_gpm" : list(np.corrcoef(rna, gpm).reshape(-1, )), # Correlation between sispi &amp; gpm</text:p>
            <text:p text:style-name="P77">"r2_rna_gpm" : r2_score(gpm, rna),</text:p>
            <text:p text:style-name="P77">"r2_sispi_gpm" : r2_score(gpm, sispi),</text:p>
            <text:p text:style-name="P77">"evs_rna_gpm" : explained_variance_score(gpm, rna), </text:p>
            <text:p text:style-name="P77">"evs_sispi_gpm" : explained_variance_score(gpm, sispi), </text:p>
            <text:p text:style-name="P77">"mae_sispi_gpm" : mean_absolute_error(gpm, sispi),</text:p>
            <text:p text:style-name="P77">"mae_rna_gpm" : mean_absolute_error(gpm, rna), </text:p>
            <text:p text:style-name="P77">"med_ae_sispi_gpm" : median_absolute_error(gpm, sispi),</text:p>
            <text:p text:style-name="P77">"med_ae_rna_gpm" : median_absolute_error(gpm, rna), </text:p>
            <text:p text:style-name="P77">"mse_sispi_gpm" : mean_squared_error(gpm, sispi), </text:p>
            <text:p text:style-name="P77">"mse_rna_gpm" : mean_squared_error(gpm, rna), </text:p>
            <text:p text:style-name="P77">"msle_sispi_gpm" : mean_squared_log_error(gpm, sispi), </text:p>
            <text:p text:style-name="P77">"msle_rna_gpm" : mean_squared_log_error(gpm, rna), </text:p>
            <text:p text:style-name="P77"><text:soft-page-break/>}</text:p>
            <text:p text:style-name="P77"/>
            <text:p text:style-name="P77"># Saving statistics.</text:p>
            <text:p text:style-name="P77">with open(os.path.join(path, 'statistics.json'), 'w') as json_file:</text:p>
            <text:p text:style-name="P77">json.dump(statisticians, json_file)</text:p>
            <text:p text:style-name="P77">except:</text:p>
            <text:p text:style-name="P77">pass</text:p>
          </table:table-cell>
        </table:table-row>
      </table:table>
      <text:p text:style-name="P81"/>
      <text:p text:style-name="P81"/>
      <text:p text:style-name="P81"/>
      <text:p text:style-name="P82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87"><text:span text:style-name="T14">procedure</text:span><text:span text:style-name="T11"> </text:span><text:span text:style-name="T12">best_models_by_type_and_point</text:span></text:p>
            <text:p text:style-name="P92">best_e, best_n, best_s, best_w, best_c = None, None, None, None, None</text:p>
            <text:p text:style-name="P77">best_score_e, best_score_n, best_score_s, best_score_w, best_score_c = 0.0, 0.0, 0.0, 0.0, 0.0</text:p>
            <text:p text:style-name="P77"/>
            <text:p text:style-name="P77">for folder in os.scandir(directory):</text:p>
            <text:p text:style-name="P77">path = folder.path</text:p>
            <text:p text:style-name="P77">folder = path.split("/")[-1]</text:p>
            <text:p text:style-name="P77">try:</text:p>
            <text:p text:style-name="P77">with open(os.path.join(path, 'statistics.json'), 'r') as json_file:</text:p>
            <text:p text:style-name="P77">statisticians = json.load(json_file)</text:p>
            <text:p text:style-name="P77"/>
            <text:p text:style-name="P77">if folder.find("east")&gt;-1:</text:p>
            <text:p text:style-name="P77">if statisticians["evs_rna_gpm"] &gt; best_score_e:</text:p>
            <text:p text:style-name="P77">best_score_e = statisticians["evs_rna_gpm"]</text:p>
            <text:p text:style-name="P77">best_e = path</text:p>
            <text:p text:style-name="P77"/>
            <text:p text:style-name="P77">elif folder.find("north")&gt;-1:</text:p>
            <text:p text:style-name="P77">if statisticians["evs_rna_gpm"] &gt; best_score_n:</text:p>
            <text:p text:style-name="P77">best_score_n = statisticians["evs_rna_gpm"]</text:p>
            <text:p text:style-name="P77">best_n = path</text:p>
            <text:p text:style-name="P77"/>
            <text:p text:style-name="P77">elif folder.find("south")&gt;-1:</text:p>
            <text:p text:style-name="P77">if statisticians["evs_rna_gpm"] &gt; best_score_s:</text:p>
            <text:p text:style-name="P77">best_score_s = statisticians["evs_rna_gpm"]</text:p>
            <text:p text:style-name="P77">best_s = path</text:p>
            <text:p text:style-name="P77"/>
            <text:p text:style-name="P77">elif folder.find("west")&gt;-1:</text:p>
            <text:p text:style-name="P77">if statisticians["evs_rna_gpm"] &gt; best_score_w:</text:p>
            <text:p text:style-name="P77">best_score_w = statisticians["evs_rna_gpm"]</text:p>
            <text:p text:style-name="P77">best_w = path</text:p>
            <text:p text:style-name="P77"/>
            <text:p text:style-name="P77">elif folder.find("center")&gt;-1:</text:p>
            <text:p text:style-name="P77">if statisticians["evs_rna_gpm"] &gt; best_score_c:</text:p>
            <text:p text:style-name="P77"><text:soft-page-break/>best_score_c = statisticians["evs_rna_gpm"]</text:p>
            <text:p text:style-name="P77">best_c = path</text:p>
            <text:p text:style-name="P77">except:</text:p>
            <text:p text:style-name="P77">pass</text:p>
            <text:p text:style-name="P77">with open(file, 'w') as txt_file: </text:p>
            <text:p text:style-name="P77">txt_file.write(best_e+"\n")</text:p>
            <text:p text:style-name="P77">txt_file.write(best_n+"\n")</text:p>
            <text:p text:style-name="P77">txt_file.write(best_s+"\n")</text:p>
            <text:p text:style-name="P77">txt_file.write(best_w+"\n")</text:p>
            <text:p text:style-name="P77">txt_file.write(best_c)</text:p>
          </table:table-cell>
        </table:table-row>
      </table:table>
      <text:p text:style-name="P82"/>
      <text:p text:style-name="P82"/>
      <text:p text:style-name="P83"/>
      <text:p text:style-name="P83"/>
      <text:p text:style-name="P83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88"><text:span text:style-name="T14">procedure</text:span><text:span text:style-name="T11"> </text:span><text:span text:style-name="T13">prediction</text:span></text:p>
            <text:p text:style-name="P93">file = "d_%04d%02d%02d%02d.txt" % (y, m, d, h)</text:p>
            <text:p text:style-name="P77">try:</text:p>
            <text:p text:style-name="P77">dataset = np.loadtxt("data/full_dataset_txt/{}".format(file), delimiter=",")</text:p>
            <text:p text:style-name="P77">rna = np.loadtxt("rna/grid_predictions/{}".format(file), delimiter=",")</text:p>
            <text:p text:style-name="P77">gpm = np.loadtxt("data/gpm_dataset/gpm_hourly_{}".format(file.split("_")[1]), delimiter=",")</text:p>
            <text:p text:style-name="P77"/>
            <text:p text:style-name="P77">rain_gpm = gpm[37:42, 30:38]</text:p>
            <text:p text:style-name="P77">rain_gpm_interpolated = dataset[:, -1],</text:p>
            <text:p text:style-name="P77">rain_gpm_interpolated = rain_gpm_interpolated[0]</text:p>
            <text:p text:style-name="P77">rain_sispi = dataset[:, -2],</text:p>
            <text:p text:style-name="P77">rain_sispi = rain_sispi[0]</text:p>
            <text:p text:style-name="P77">rain_rna = rna</text:p>
            <text:p text:style-name="P77"/>
            <text:p text:style-name="P77">rain_gpm[rain_gpm &lt; 1] = 0</text:p>
            <text:p text:style-name="P77">rain_gpm_interpolated[rain_gpm_interpolated &lt; 1] = 0</text:p>
            <text:p text:style-name="P77">rain_sispi[rain_sispi &lt; 1] = 0</text:p>
            <text:p text:style-name="P77">rain_rna[rain_rna &lt; 1] = 0</text:p>
            <text:p text:style-name="P77"/>
            <text:p text:style-name="P77">data = {</text:p>
            <text:p text:style-name="P77">"rain_gpm" : rain_gpm,</text:p>
            <text:p text:style-name="P77">"rain_gpm_interpolated" : rain_gpm_interpolated.reshape(15, 25),</text:p>
            <text:p text:style-name="P77">"rain_sispi" : rain_sispi.reshape(15, 25),</text:p>
            <text:p text:style-name="P77">"rain_rna" : rain_rna,</text:p>
            <text:p text:style-name="P77">} </text:p>
            <text:p text:style-name="P77"/>
            <text:p text:style-name="P77">save_filename = os.path.join(save_path, "{}.png".format(file.split(".")[0]))</text:p>
            <text:p text:style-name="P77"/>
            <text:p text:style-name="P77">controler(data=data, map="predictions3", </text:p>
            <text:p text:style-name="P77"><text:soft-page-break/>subtitle='Relación entre SisPI, GPM, GPM interpolado y la RNA para las {2}h del {0}/{1}/2017'.format(file[6:8], file[8:10], file[10:12]), </text:p>
            <text:p text:style-name="P77">save_filename=save_filename, show=False)</text:p>
          </table:table-cell>
        </table:table-row>
      </table:table>
      <text:p text:style-name="P83"/>
      <text:p text:style-name="P83"/>
      <text:p text:style-name="P84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90"><text:span text:style-name="T29">P</text:span><text:span text:style-name="T27">rocedure </text:span><text:span text:style-name="T29">#4</text:span> ()</text:p>
            <text:p text:style-name="P94"/>
            <text:p text:style-name="P94">dataset = np.loadtxt("data/predict_grid/d_{}.txt".format(file), delimiter=",")</text:p>
            <text:p text:style-name="P77">rna = np.loadtxt("rna/grid_predictions/d_{}.txt".format(file), delimiter=",")</text:p>
            <text:p text:style-name="P77"/>
            <text:p text:style-name="P77">gpm = dataset[:, -1],</text:p>
            <text:p text:style-name="P77">gpm = gpm[0]</text:p>
            <text:p text:style-name="P77">sispi = dataset[:, -2],</text:p>
            <text:p text:style-name="P77">sispi = sispi[0]</text:p>
            <text:p text:style-name="P77">rna = rna.reshape(-1, )</text:p>
            <text:p text:style-name="P77"/>
            <text:p text:style-name="P77">gpm[gpm &lt; 1] = 0</text:p>
            <text:p text:style-name="P77">sispi[sispi &lt; 1] = 0</text:p>
            <text:p text:style-name="P77">rna[rna &lt; 1] = 0</text:p>
            <text:p text:style-name="P77"/>
            <text:p text:style-name="P77">statisticians = {</text:p>
            <text:p text:style-name="P77">"corrcoef_sispi_gpm" : list(np.corrcoef(sispi, gpm).reshape(-1, )), # Correlation between sispi &amp; gpm</text:p>
            <text:p text:style-name="P77">"corrcoef_rna_gpm" : list(np.corrcoef(rna, gpm).reshape(-1, )), # Correlation between sispi &amp; gpm</text:p>
            <text:p text:style-name="P77">"r2_rna_gpm" : r2_score(gpm, rna),</text:p>
            <text:p text:style-name="P77">"r2_sispi_gpm" : r2_score(gpm, sispi),</text:p>
            <text:p text:style-name="P77">"evs_rna_gpm" : explained_variance_score(gpm, rna), </text:p>
            <text:p text:style-name="P77">"evs_sispi_gpm" : explained_variance_score(gpm, sispi), </text:p>
            <text:p text:style-name="P77">"mae_sispi_gpm" : mean_absolute_error(gpm, sispi),</text:p>
            <text:p text:style-name="P77">"mae_rna_gpm" : mean_absolute_error(gpm, rna), </text:p>
            <text:p text:style-name="P77">"med_ae_sispi_gpm" : median_absolute_error(gpm, sispi),</text:p>
            <text:p text:style-name="P77">"med_ae_rna_gpm" : median_absolute_error(gpm, rna), </text:p>
            <text:p text:style-name="P77">"mse_sispi_gpm" : mean_squared_error(gpm, sispi), </text:p>
            <text:p text:style-name="P77">"mse_rna_gpm" : mean_squared_error(gpm, rna), </text:p>
            <text:p text:style-name="P77">"msle_sispi_gpm" : mean_squared_log_error(gpm, sispi), </text:p>
            <text:p text:style-name="P77">"msle_rna_gpm" : mean_squared_log_error(gpm, rna), </text:p>
            <text:p text:style-name="P77">}</text:p>
            <text:p text:style-name="P77"/>
            <text:p text:style-name="P77"># Creating folder for save statistics</text:p>
            <text:p text:style-name="P77">os.mkdir("rna/grid_predictions/{}".format(file))</text:p>
            <text:p text:style-name="P77"/>
            <text:p text:style-name="P77"># Saving statistics.</text:p>
            <text:p text:style-name="P77">with open("rna/grid_predictions/{}/statistics.json".format(file), 'w') as json_file:</text:p>
            <text:p text:style-name="P77"><text:soft-page-break/>json.dump(statisticians, json_file)</text:p>
          </table:table-cell>
        </table:table-row>
      </table:table>
      <text:p text:style-name="P8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14:12:18.157613961</meta:creation-date>
    <dc:date>2020-05-17T22:10:33.535577216</dc:date>
    <meta:editing-duration>PT2H4M35S</meta:editing-duration>
    <meta:editing-cycles>14</meta:editing-cycles>
    <meta:generator>LibreOffice/5.1.6.2$Linux_X86_64 LibreOffice_project/10m0$Build-2</meta:generator>
    <meta:document-statistic meta:table-count="13" meta:image-count="0" meta:object-count="0" meta:page-count="13" meta:paragraph-count="366" meta:word-count="1287" meta:character-count="14280" meta:non-whitespace-character-count="13052"/>
  </office:meta>
</office:document-meta>
</file>